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335b" officeooo:paragraph-rsid="0017335b"/>
    </style:style>
    <style:style style:name="P2" style:family="paragraph" style:parent-style-name="Standard">
      <style:paragraph-properties fo:text-align="center" style:justify-single-word="false"/>
      <style:text-properties officeooo:rsid="0017335b" officeooo:paragraph-rsid="0017335b"/>
    </style:style>
    <style:style style:name="P3" style:family="paragraph" style:parent-style-name="Standard">
      <style:text-properties fo:font-style="italic" officeooo:rsid="0017335b" officeooo:paragraph-rsid="0017335b" style:font-style-asian="italic" style:font-style-complex="italic"/>
    </style:style>
    <style:style style:name="P4" style:family="paragraph" style:parent-style-name="Standard">
      <style:text-properties officeooo:rsid="001924df" officeooo:paragraph-rsid="001924df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officeooo:rsid="001924df"/>
    </style:style>
    <style:style style:name="gr1" style:family="graphic">
      <style:graphic-properties svg:stroke-width="0.0201in" svg:stroke-color="#6666ff" draw:marker-start-width="0.1689in" draw:marker-end="Arrowheads_20_1" draw:marker-end-width="0.1689in" draw:fill-color="#ff333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ff3333" draw:marker-start-width="0.1689in" draw:marker-end="Arrowheads_20_1" draw:marker-end-width="0.1689in" draw:fill-color="#ff333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937in" fo:min-width="0.0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mutations as Cubical Paths</text:p>
      <text:p text:style-name="P2">by Sven Nilsen, 2020</text:p>
      <text:p text:style-name="P1"/>
      <text:p text:style-name="P3">In this paper I show that permutations can be modeled using paths on n-cubes.</text:p>
      <text:p text:style-name="P1"/>
      <text:p text:style-name="P1"><draw:custom-shape text:anchor-type="paragraph" draw:z-index="4" draw:name="Shape1" draw:style-name="gr3" draw:text-style-name="P6" svg:width="0.1331in" svg:height="0.1331in" svg:x="1.9417in" svg:y="0.6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4" draw:text-style-name="P7" svg:width="0.1331in" svg:height="0.1331in" svg:x="3.0772in" svg:y="0.6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4" draw:text-style-name="P7" svg:width="0.1331in" svg:height="0.1331in" svg:x="1.9335in" svg:y="1.6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5" draw:text-style-name="P6" svg:width="0.1331in" svg:height="0.1331in" svg:x="3.0689in" svg:y="1.6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2" draw:text-style-name="P5" svg:x1="2.0075in" svg:y1="0.7252in" svg:x2="3.0768in" svg:y2="0.7252in"><text:p/></draw:line><draw:line text:anchor-type="paragraph" draw:z-index="2" draw:name="Shape2" draw:style-name="gr2" draw:text-style-name="P5" svg:x1="1.9992in" svg:y1="1.6862in" svg:x2="3.0685in" svg:y2="1.6862in"><text:p/></draw:line><draw:line text:anchor-type="paragraph" draw:z-index="1" draw:name="Shape2" draw:style-name="gr1" draw:text-style-name="P5" svg:x1="2.0075in" svg:y1="0.7252in" svg:x2="1.9992in" svg:y2="1.6118in"><text:p/></draw:line><draw:line text:anchor-type="paragraph" draw:z-index="0" draw:name="Shape2" draw:style-name="gr1" draw:text-style-name="P5" svg:x1="3.1429in" svg:y1="0.7327in" svg:x2="3.1346in" svg:y2="1.6193in"><text:p/></draw:line>Consider the following square where edges are arrows in different colors by parallel <text:span text:style-name="T1">dimension</text:span>:</text:p>
      <text:p text:style-name="P1"/>
      <text:p text:style-name="P1"><draw:frame text:anchor-type="paragraph" draw:z-index="8" draw:name="Shape3" draw:style-name="gr6" draw:text-style-name="P8" svg:width="0.174in" svg:height="0.2071in" svg:x="2.539in" svg:y="0.0681in"><draw:text-box><text:p>x</text:p></draw:text-box></draw:frame><draw:frame text:anchor-type="paragraph" draw:z-index="10" draw:name="Shape4" draw:style-name="gr7" draw:text-style-name="P8" svg:width="0.6469in" svg:height="0.2988in" svg:x="1.2283in" svg:y="0.1846in"><draw:text-box><text:p>top node</text:p></draw:text-box></draw:frame></text:p>
      <text:p text:style-name="P1"/>
      <text:p text:style-name="P1"/>
      <text:p text:style-name="P1"><draw:frame text:anchor-type="paragraph" draw:z-index="9" draw:name="Shape3" draw:style-name="gr6" draw:text-style-name="P8" svg:width="0.174in" svg:height="0.2071in" svg:x="3.2429in" svg:y="0.1063in"><draw:text-box><text:p>y</text:p></draw:text-box></draw:frame><draw:frame text:anchor-type="paragraph" draw:z-index="13" draw:name="Shape3" draw:style-name="gr6" draw:text-style-name="P8" svg:width="0.174in" svg:height="0.2071in" svg:x="2.0992in" svg:y="0.0984in"><draw:text-box><text:p>y</text:p></draw:text-box></draw:frame></text:p>
      <text:p text:style-name="P1"/>
      <text:p text:style-name="P1"><draw:frame text:anchor-type="paragraph" draw:z-index="12" draw:name="Shape3" draw:style-name="gr6" draw:text-style-name="P8" svg:width="0.174in" svg:height="0.2071in" svg:x="2.5307in" svg:y="0.0717in"><draw:text-box><text:p>x</text:p></draw:text-box></draw:frame></text:p>
      <text:p text:style-name="P1"><draw:frame text:anchor-type="paragraph" draw:z-index="11" draw:name="Shape4" draw:style-name="gr8" draw:text-style-name="P8" svg:width="0.9776in" svg:height="0.265in" svg:x="3.3016in" svg:y="0.0374in"><draw:text-box><text:p>bottom node</text:p></draw:text-box></draw:frame></text:p>
      <text:p text:style-name="P1"/>
      <text:p text:style-name="P1"/>
      <text:p text:style-name="P1">There are two ways of navigating from the top node to the bottom node:</text:p>
      <text:p text:style-name="P1"/>
      <text:p text:style-name="P1"><text:tab/>x, y<text:tab/>y, x</text:p>
      <text:p text:style-name="P1"/>
      <text:p text:style-name="P4">Similarly, for a cube:</text:p>
      <text:p text:style-name="P4"/>
      <text:p text:style-name="P4"><text:tab/>x, y, z<text:tab/><text:tab/>x, z, y<text:tab/><text:tab/>y, x, z<text:tab/><text:tab/>y, z, x<text:tab/><text:tab/>z, x, y<text:tab/><text:tab/>z, y, x</text:p>
      <text:p text:style-name="P4"/>
      <text:p text:style-name="P4">For a 4-cube:</text:p>
      <text:p text:style-name="P4"/>
      <text:p text:style-name="P4"><text:tab/>x, y, z, w<text:tab/>x, y, w, z<text:tab/>x, z, y, w<text:tab/>x, z, w, y<text:tab/>x, w, y, z<text:tab/>x, w, z, y</text:p>
      <text:p text:style-name="P4"><text:tab/>y, x, z, w<text:tab/>y, x, w, z<text:tab/>y, z, x, w<text:tab/>y, z, w, x<text:tab/>y, w, x, z<text:tab/>y, w, z, x</text:p>
      <text:p text:style-name="P4"><text:tab/>z, x, y, w<text:tab/>z, x, w, y<text:tab/>z, y, x, w<text:tab/>z, y, w, x<text:tab/>z, w, x, y<text:tab/>z, w, y, x</text:p>
      <text:p text:style-name="P4"><text:tab/>w, x, y, z<text:tab/>w, x, z, y<text:tab/>w, y, x, z<text:tab/>w, y, z, x<text:tab/>w, z, x, y<text:tab/>w, z, y, x</text:p>
      <text:p text:style-name="P4"/>
      <text:p text:style-name="P4">For an n-cube, the paths are modeled using permutations.</text:p>
      <text:p text:style-name="P4"/>
      <text:p text:style-name="P4">Therefore, permutations of `n` elements can be modeled using paths on an n-cub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0:35:01.592631000</meta:creation-date>
    <dc:date>2020-09-22T10:56:05.670739000</dc:date>
    <meta:editing-duration>PT33S</meta:editing-duration>
    <meta:editing-cycles>1</meta:editing-cycles>
    <meta:document-statistic meta:table-count="0" meta:image-count="0" meta:object-count="0" meta:page-count="1" meta:paragraph-count="15" meta:word-count="197" meta:character-count="789" meta:non-whitespace-character-count="596"/>
    <meta:generator>LibreOffice/5.1.2.2$MacOSX_X86_64 LibreOffice_project/d3bf12ecb743fc0d20e0be0c58ca359301eb705f</meta:generator>
  </office:meta>
</office:document-meta>
</file>